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umbered_20_Bullet_20__5b_PACKT_5d_" style:list-style-name="">
      <style:paragraph-properties fo:margin-left="0in" fo:margin-right="0.25in" fo:text-indent="0in" style:auto-text-indent="false">
        <style:tab-stops>
          <style:tab-stop style:position="0.5in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Code_20_In_20_Text_20__5b_PACKT_5d_"><text:span text:style-name="T1">&lt;tr&gt;</text:span></text:span></text:p>
      <text:p text:style-name="P1"><text:span text:style-name="Code_20_In_20_Text_20__5b_PACKT_5d_"><text:span text:style-name="T1"><text:s text:c="4"/>&lt;td&gt;Fake Book&lt;/td&gt;</text:span></text:span></text:p>
      <text:p text:style-name="P1"><text:span text:style-name="Code_20_In_20_Text_20__5b_PACKT_5d_"><text:span text:style-name="T1"><text:s text:c="4"/>&lt;td&gt;This is a description of a fake book&lt;/td&gt;</text:span></text:span></text:p>
      <text:p text:style-name="P1"><text:span text:style-name="Code_20_In_20_Text_20__5b_PACKT_5d_"><text:span text:style-name="T1"><text:s text:c="4"/>&lt;td&gt;&lt;a href=”/buy/book1”&gt;Buy Fake Book&lt;/a&gt;&lt;/td&gt;</text:span></text:span></text:p>
      <text:p text:style-name="P1"><text:span text:style-name="Code_20_In_20_Text_20__5b_PACKT_5d_"><text:span text:style-name="T1">&lt;/tr&gt;</text:span></text:span></text:p>
      <text:p text:style-name="P1"><text:span text:style-name="Code_20_In_20_Text_20__5b_PACKT_5d_"><text:span text:style-name="T1">&lt;tr&gt;</text:span></text:span></text:p>
      <text:p text:style-name="P1"><text:span text:style-name="Code_20_In_20_Text_20__5b_PACKT_5d_"><text:span text:style-name="T1"><text:s text:c="4"/>&lt;td&gt;Another Fake Book&lt;/td&gt;</text:span></text:span></text:p>
      <text:p text:style-name="P1"><text:span text:style-name="Code_20_In_20_Text_20__5b_PACKT_5d_"><text:span text:style-name="T1"><text:s text:c="4"/>&lt;td&gt;I hope you like fake book titles because plenty more are coming in future chapters...&lt;/td&gt;</text:span></text:span></text:p>
      <text:p text:style-name="P1"><text:span text:style-name="Code_20_In_20_Text_20__5b_PACKT_5d_"><text:span text:style-name="T1"><text:s text:c="4"/>&lt;td&gt;&lt;a href=”/buy/book2”&gt;Buy Another Fake Book&lt;/a&gt;&lt;/td&gt;</text:span></text:span></text:p>
      <text:p text:style-name="P1"><text:span text:style-name="Code_20_In_20_Text_20__5b_PACKT_5d_"><text:span text:style-name="T1">&lt;/tr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5b_PACKT_5d_" style:display-name="Normal [PACKT]" style:family="paragraph">
      <style:paragraph-properties fo:margin-top="0in" fo:margin-bottom="0.0835in" fo:orphans="2" fo:widows="2"/>
      <style:text-properties style:use-window-font-color="true" style:font-name="Times New Roman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Bullet_20__5b_PACKT_5d_" style:display-name="Bullet [PACKT]" style:family="paragraph" style:parent-style-name="Normal_20__5b_PACKT_5d_" style:list-style-name="WW8Num21">
      <style:paragraph-properties fo:margin-left="0.5in" fo:margin-right="0.25in" fo:margin-top="0in" fo:margin-bottom="0.0417in" fo:hyphenation-ladder-count="no-limit" fo:text-indent="0in" style:auto-text-indent="false">
        <style:tab-stops>
          <style:tab-stop style:position="0.25in"/>
        </style:tab-stops>
      </style:paragraph-properties>
      <style:text-properties fo:hyphenate="false" fo:hyphenation-remain-char-count="2" fo:hyphenation-push-char-count="2"/>
    </style:style>
    <style:style style:name="Numbered_20_Bullet_20__5b_PACKT_5d_" style:display-name="Numbered Bullet [PACKT]" style:family="paragraph" style:parent-style-name="Bullet_20__5b_PACKT_5d_" style:list-style-name="WW8Num14"/>
    <style:style style:name="Code_20_In_20_Text_20__5b_PACKT_5d_" style:display-name="Code In Text [PACKT]" style:family="text">
      <style:text-properties fo:color="#747959" style:font-name="Lucida Console" fo:font-size="9.5pt" style:font-size-asian="9.5pt" style:font-name-complex="Lucida Console" style:font-size-complex="9pt"/>
    </style:style>
    <style:style style:name="WW8Num21z0" style:family="text">
      <style:text-properties style:font-name="Courier New" style:font-name-complex="Courier New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14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2in" fo:margin-left="0.5in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margin-left="1.602in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margin-left="2.4563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margin-left="3.3102in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margin-left="4.1646in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margin-left="5.0189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margin-left="5.8728in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margin-left="6.7272in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margin-left="7.5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$Win32 OpenOffice.org_project/411m6$Build-9775</meta:generator>
    <dc:date>2015-03-23T19:31:39.36</dc:date>
    <meta:document-statistic meta:table-count="0" meta:image-count="0" meta:object-count="0" meta:page-count="1" meta:paragraph-count="10" meta:word-count="41" meta:character-count="327"/>
    <meta:user-defined meta:name="Info 1"/>
    <meta:user-defined meta:name="Info 2"/>
    <meta:user-defined meta:name="Info 3"/>
    <meta:user-defined meta:name="Info 4"/>
  </office:meta>
</office:document-meta>
</file>